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Pictures/100000000000048D0000008D1DD89292B50459B7.png" manifest:media-type="image/png"/>
  <manifest:file-entry manifest:full-path="Pictures/100000000000022B000000B60C2F24B92B2B8AE2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"/>
  <manifest:file-entry manifest:full-path="style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9cm" fo:margin-left="0cm" table:align="left"/>
    </style:style>
    <style:style style:name="Tableau2.A" style:family="table-column">
      <style:table-column-properties style:column-width="6.294cm"/>
    </style:style>
    <style:style style:name="Tableau2.B" style:family="table-column">
      <style:table-column-properties style:column-width="5.039cm"/>
    </style:style>
    <style:style style:name="Tableau2.C" style:family="table-column">
      <style:table-column-properties style:column-width="5.67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 fo:background-color="transparent" style:writing-mode="lr-tb">
        <style:background-image/>
      </style:table-properties>
    </style:style>
    <style:style style:name="Tableau8.A" style:family="table-column">
      <style:table-column-properties style:column-width="2.027cm" style:rel-column-width="7811*"/>
    </style:style>
    <style:style style:name="Tableau8.B" style:family="table-column">
      <style:table-column-properties style:column-width="13.173cm" style:rel-column-width="50778*"/>
    </style:style>
    <style:style style:name="Tableau8.C" style:family="table-column">
      <style:table-column-properties style:column-width="0.533cm" style:rel-column-width="2052*"/>
    </style:style>
    <style:style style:name="Tableau8.D" style:family="table-column">
      <style:table-column-properties style:column-width="1.27cm" style:rel-column-width="489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d1eb34" officeooo:paragraph-rsid="00d1eb34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d1eb34" officeooo:paragraph-rsid="00d1eb34" style:font-weight-asian="bold" style:font-size-complex="12pt" style:font-weight-complex="bold"/>
    </style:style>
    <style:style style:name="P10" style:family="paragraph" style:parent-style-name="Title">
      <style:paragraph-properties fo:margin-top="0cm" fo:margin-bottom="0.499cm" style:contextual-spacing="false"/>
      <style:text-properties officeooo:paragraph-rsid="00964088"/>
    </style:style>
    <style:style style:name="P11" style:family="paragraph" style:parent-style-name="Text_20_body">
      <style:text-properties officeooo:paragraph-rsid="00d1eb34"/>
    </style:style>
    <style:style style:name="P12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paragraph-rsid="00d1eb34"/>
    </style:style>
    <style:style style:name="P13" style:family="paragraph" style:parent-style-name="Text_20_body">
      <style:paragraph-properties fo:margin-top="0cm" fo:margin-bottom="0.199cm" style:contextual-spacing="false"/>
      <style:text-properties style:font-name="Liberation Sans1" fo:font-size="12pt" fo:font-style="normal" fo:font-weight="normal" officeooo:rsid="00052faa" officeooo:paragraph-rsid="00d38ea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text-properties style:font-name="Liberation Sans1" fo:font-size="12pt" fo:font-style="normal" fo:font-weight="normal" officeooo:rsid="00052faa" officeooo:paragraph-rsid="00e6572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margin-top="0cm" fo:margin-bottom="0.199cm" style:contextual-spacing="false"/>
      <style:text-properties style:font-name="Liberation Sans1" fo:font-size="12pt" fo:font-style="normal" fo:font-weight="normal" officeooo:rsid="00d85668" officeooo:paragraph-rsid="00d98ae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text-properties officeooo:paragraph-rsid="00de8d7c"/>
    </style:style>
    <style:style style:name="P17" style:family="paragraph" style:parent-style-name="Text_20_body">
      <style:paragraph-properties fo:margin-top="0cm" fo:margin-bottom="0.101cm" style:contextual-spacing="false"/>
      <style:text-properties officeooo:paragraph-rsid="00de8d7c"/>
    </style:style>
    <style:style style:name="P18" style:family="paragraph" style:parent-style-name="Text_20_body">
      <style:text-properties officeooo:paragraph-rsid="00e014cc"/>
    </style:style>
    <style:style style:name="P19" style:family="paragraph" style:parent-style-name="Text_20_body">
      <style:paragraph-properties fo:text-align="justify" style:justify-single-word="false"/>
      <style:text-properties officeooo:paragraph-rsid="00de8d7c"/>
    </style:style>
    <style:style style:name="P20" style:family="paragraph" style:parent-style-name="Caption">
      <style:paragraph-properties fo:margin-top="0cm" fo:margin-bottom="0.21cm" style:contextual-spacing="false" fo:text-align="center" style:justify-single-word="false"/>
    </style:style>
    <style:style style:name="P21" style:family="paragraph" style:parent-style-name="Text_20_body">
      <style:paragraph-properties fo:margin-top="0cm" fo:margin-bottom="0.199cm" style:contextual-spacing="false"/>
      <style:text-properties officeooo:paragraph-rsid="00e65720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dbd0eb"/>
    </style:style>
    <style:style style:name="P23" style:family="paragraph" style:parent-style-name="Text_20_body">
      <style:paragraph-properties fo:text-align="start" style:justify-single-word="false"/>
      <style:text-properties officeooo:paragraph-rsid="00e65720"/>
    </style:style>
    <style:style style:name="P24" style:family="paragraph" style:parent-style-name="Text_20_body">
      <style:text-properties fo:font-weight="normal" officeooo:rsid="00ccf584" officeooo:paragraph-rsid="00ccf584" style:font-weight-asian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weight="normal" officeooo:rsid="00ef5c3b" officeooo:paragraph-rsid="00ef5c3b" style:font-weight-asian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weight="normal" officeooo:rsid="00e3ad13" officeooo:paragraph-rsid="00ef5c3b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f026ba" officeooo:paragraph-rsid="00f6689b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weight="normal" officeooo:rsid="00f142ba" officeooo:paragraph-rsid="00f026ba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weight="normal" officeooo:rsid="00f6689b" officeooo:paragraph-rsid="00f6689b" style:font-weight-asian="normal" style:font-weight-complex="normal"/>
    </style:style>
    <style:style style:name="P30" style:family="paragraph" style:parent-style-name="Text_20_body">
      <style:paragraph-properties fo:margin-top="0cm" fo:margin-bottom="0.199cm" style:contextual-spacing="false"/>
      <style:text-properties officeooo:paragraph-rsid="00e928b3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577448" officeooo:paragraph-rsid="00f6689b" style:font-weight-asian="bold" style:font-weight-complex="bold"/>
    </style:style>
    <style:style style:name="P32" style:family="paragraph" style:parent-style-name="Table_20_Contents">
      <style:text-properties fo:font-weight="bold" officeooo:rsid="00577448" officeooo:paragraph-rsid="00f6689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577448" officeooo:paragraph-rsid="00f6689b"/>
    </style:style>
    <style:style style:name="P34" style:family="paragraph" style:parent-style-name="Table_20_Contents">
      <style:paragraph-properties fo:text-align="start" style:justify-single-word="false"/>
      <style:text-properties officeooo:rsid="00577448" officeooo:paragraph-rsid="00f6689b"/>
    </style:style>
    <style:style style:name="P35" style:family="paragraph" style:parent-style-name="Table_20_Contents">
      <style:text-properties officeooo:rsid="00577448" officeooo:paragraph-rsid="00f6689b"/>
    </style:style>
    <style:style style:name="P36" style:family="paragraph" style:parent-style-name="Text_20_body">
      <style:paragraph-properties fo:text-align="justify" style:justify-single-word="false"/>
      <style:text-properties officeooo:rsid="00f026ba" officeooo:paragraph-rsid="00f026ba"/>
    </style:style>
    <style:style style:name="P37" style:family="paragraph" style:parent-style-name="Text_20_body">
      <style:paragraph-properties fo:text-align="justify" style:justify-single-word="false"/>
      <style:text-properties officeooo:rsid="00f6689b" officeooo:paragraph-rsid="00f6689b"/>
    </style:style>
    <style:style style:name="P38" style:family="paragraph" style:parent-style-name="Table_20_Contents">
      <style:paragraph-properties fo:text-align="center" style:justify-single-word="false"/>
      <style:text-properties fo:color="#c9211e" loext:opacity="100%" fo:font-size="12pt" officeooo:rsid="00f92cce" officeooo:paragraph-rsid="00f92cce" style:font-size-complex="12pt"/>
    </style:style>
    <style:style style:name="P39" style:family="paragraph" style:parent-style-name="Heading_20_1">
      <style:text-properties style:font-name="Liberation Sans" fo:font-weight="bold" officeooo:rsid="00cc3452" officeooo:paragraph-rsid="00cc3452" style:font-name-asian="Microsoft YaHei" style:font-weight-asian="bold" style:font-name-complex="Mangal1" style:font-weight-complex="bold"/>
    </style:style>
    <style:style style:name="P40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41" style:family="paragraph" style:parent-style-name="Text_20_body" style:list-style-name="L1">
      <style:paragraph-properties fo:margin-top="0cm" fo:margin-bottom="0cm" style:contextual-spacing="false"/>
      <style:text-properties officeooo:paragraph-rsid="00e65720"/>
    </style:style>
    <style:style style:name="P42" style:family="paragraph" style:parent-style-name="Text_20_body" style:list-style-name="L1">
      <style:paragraph-properties fo:margin-top="0cm" fo:margin-bottom="0cm" style:contextual-spacing="false"/>
      <style:text-properties officeooo:paragraph-rsid="00f92cce"/>
    </style:style>
    <style:style style:name="P43" style:family="paragraph" style:parent-style-name="Text_20_body" style:list-style-name="L1">
      <style:paragraph-properties fo:margin-top="0cm" fo:margin-bottom="0cm" style:contextual-spacing="false"/>
      <style:text-properties style:font-name="Liberation Sans1" fo:font-size="12pt" fo:font-style="normal" fo:font-weight="normal" officeooo:rsid="00d85668" officeooo:paragraph-rsid="00e65720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text-properties style:font-name="Liberation Sans1" fo:font-size="12pt" fo:font-weight="normal" officeooo:rsid="00d1eb34" officeooo:paragraph-rsid="00d1eb34" style:font-size-asian="12pt" style:font-weight-asian="normal" style:font-size-complex="12pt" style:font-weight-complex="normal"/>
    </style:style>
    <style:style style:name="P45" style:family="paragraph" style:parent-style-name="Text_20_body" style:list-style-name="L2">
      <style:paragraph-properties fo:text-align="justify" style:justify-single-word="false"/>
      <style:text-properties fo:font-weight="normal" officeooo:rsid="00ef5c3b" officeooo:paragraph-rsid="00ef5c3b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weight="normal" officeooo:rsid="00f72ded" officeooo:paragraph-rsid="00f72ded" style:font-weight-asian="normal" style:font-weight-complex="normal"/>
    </style:style>
    <style:style style:name="P47" style:family="paragraph" style:parent-style-name="Text_20_body">
      <style:text-properties fo:color="#c9211e" loext:opacity="100%" style:font-name="Liberation Sans1" fo:font-size="12pt" fo:font-weight="normal" officeooo:rsid="00f92cce" officeooo:paragraph-rsid="00f92cce" style:font-size-asian="12pt" style:font-weight-asian="normal" style:font-size-complex="12pt" style:font-weight-complex="normal"/>
    </style:style>
    <style:style style:name="P48" style:family="paragraph" style:parent-style-name="Text_20_body" style:list-style-name="L1">
      <style:paragraph-properties fo:margin-top="0cm" fo:margin-bottom="0cm" style:contextual-spacing="false"/>
      <style:text-properties fo:color="#c9211e" loext:opacity="100%" officeooo:rsid="00f92cce" officeooo:paragraph-rsid="00f92cce"/>
    </style:style>
    <style:style style:name="P49" style:family="paragraph" style:parent-style-name="Text_20_body">
      <style:paragraph-properties fo:margin-top="0.199cm" fo:margin-bottom="0.4cm" style:contextual-spacing="false"/>
      <style:text-properties officeooo:paragraph-rsid="00dbd0eb"/>
    </style:style>
    <style:style style:name="P50" style:family="paragraph" style:parent-style-name="Text_20_body">
      <style:paragraph-properties fo:margin-top="0cm" fo:margin-bottom="0.199cm" style:contextual-spacing="false"/>
      <style:text-properties officeooo:paragraph-rsid="00e928b3"/>
    </style:style>
    <style:style style:name="P51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f9d664"/>
    </style:style>
    <style:style style:name="P5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100%" fo:text-indent="0cm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0ae75"/>
    </style:style>
    <style:style style:name="T2" style:family="text">
      <style:text-properties officeooo:rsid="00f56613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officeooo:rsid="00eaefce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officeooo:rsid="00cb2ca7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10" style:family="text">
      <style:text-properties style:font-name="Liberation Sans" fo:font-size="24pt" fo:font-weight="bold" officeooo:rsid="00e06261" style:font-name-asian="Microsoft YaHei" style:font-size-asian="24pt" style:font-weight-asian="bold" style:font-name-complex="Mangal1" style:font-size-complex="24pt" style:font-weight-complex="bold"/>
    </style:style>
    <style:style style:name="T11" style:family="text">
      <style:text-properties style:font-name="Liberation Sans" style:font-name-asian="Microsoft YaHei" style:font-name-complex="Mangal1"/>
    </style:style>
    <style:style style:name="T12" style:family="text">
      <style:text-properties style:font-name="Liberation Sans" officeooo:rsid="00cc3452" style:font-name-asian="Microsoft YaHei" style:font-name-complex="Mangal1"/>
    </style:style>
    <style:style style:name="T13" style:family="text">
      <style:text-properties style:font-name="Liberation Sans" officeooo:rsid="00cd718c" style:font-name-asian="Microsoft YaHei" style:font-name-complex="Mangal1"/>
    </style:style>
    <style:style style:name="T14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Liberation Sans1" fo:font-style="normal" fo:font-weight="normal" officeooo:rsid="00f1e2b8" style:font-style-asian="normal" style:font-weight-asian="normal" style:font-style-complex="normal" style:font-weight-complex="normal"/>
    </style:style>
    <style:style style:name="T16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ans1" fo:font-size="12pt" fo:font-weight="normal" officeooo:rsid="00d0af76" style:font-size-asian="12pt" style:font-weight-asian="normal" style:font-size-complex="12pt" style:font-weight-complex="normal"/>
    </style:style>
    <style:style style:name="T18" style:family="text">
      <style:text-properties style:font-name="Liberation Sans1" fo:font-size="12pt" fo:font-weight="normal" officeooo:rsid="00d1eb34" style:font-size-asian="12pt" style:font-weight-asian="normal" style:font-size-complex="12pt" style:font-weight-complex="normal"/>
    </style:style>
    <style:style style:name="T19" style:family="text">
      <style:text-properties style:font-name="Liberation Sans1" fo:font-size="12pt" fo:font-weight="normal" officeooo:rsid="00d74c61" style:font-size-asian="12pt" style:font-weight-asian="normal" style:font-size-complex="12pt" style:font-weight-complex="normal"/>
    </style:style>
    <style:style style:name="T20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ans1" fo:font-size="12pt" fo:font-style="normal" fo:font-weight="normal" officeooo:rsid="00052faa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ans1" fo:font-size="12pt" fo:font-style="normal" fo:font-weight="normal" officeooo:rsid="00d85668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ans1" fo:font-size="12pt" fo:font-style="normal" fo:font-weight="normal" officeooo:rsid="00e928b3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ans1" fo:font-size="12pt" fo:font-style="normal" fo:font-weight="normal" officeooo:rsid="00f92cce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ans1" fo:font-size="12pt" fo:font-style="normal" style:text-underline-style="none" fo:font-weight="normal" officeooo:rsid="00964088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ans1" fo:font-size="12pt" fo:font-style="normal" style:text-underline-style="none" fo:font-weight="normal" officeooo:rsid="00de8d7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ans1" fo:font-size="12pt" fo:font-style="normal" style:text-underline-style="none" fo:font-weight="normal" officeooo:rsid="00e014c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ans1" fo:font-size="12pt" fo:font-style="normal" style:text-underline-style="none" fo:font-weight="normal" officeooo:rsid="00e06261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ans1" fo:font-size="12pt" fo:font-style="normal" style:text-underline-style="none" fo:font-weight="normal" officeooo:rsid="00e6572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ans1" fo:font-size="12pt" fo:font-style="normal" style:text-underline-style="none" fo:font-weight="normal" officeooo:rsid="00f142ba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position="super 58%"/>
    </style:style>
    <style:style style:name="T32" style:family="text">
      <style:text-properties style:text-position="super 58%" style:font-name="Liberation Sans1" fo:font-size="12pt" fo:font-weight="normal" officeooo:rsid="00d1eb34" style:font-size-asian="12pt" style:font-weight-asian="normal" style:font-size-complex="12pt" style:font-weight-complex="normal"/>
    </style:style>
    <style:style style:name="T33" style:family="text">
      <style:text-properties style:text-position="super 58%"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ccf584" style:font-weight-asian="normal" style:font-weight-complex="normal"/>
    </style:style>
    <style:style style:name="T36" style:family="text">
      <style:text-properties fo:font-weight="normal" officeooo:rsid="00d0af76" style:font-weight-asian="normal" style:font-weight-complex="normal"/>
    </style:style>
    <style:style style:name="T37" style:family="text">
      <style:text-properties fo:font-weight="normal" officeooo:rsid="00e014cc" style:font-weight-asian="normal" style:font-weight-complex="normal"/>
    </style:style>
    <style:style style:name="T38" style:family="text">
      <style:text-properties fo:font-weight="normal" officeooo:rsid="00e06261" style:font-weight-asian="normal" style:font-weight-complex="normal"/>
    </style:style>
    <style:style style:name="T39" style:family="text">
      <style:text-properties fo:font-weight="normal" officeooo:rsid="00f142ba" style:font-weight-asian="normal" style:font-weight-complex="normal"/>
    </style:style>
    <style:style style:name="T40" style:family="text">
      <style:text-properties fo:font-weight="normal" officeooo:rsid="00f1c5df" style:font-weight-asian="normal" style:font-weight-complex="normal"/>
    </style:style>
    <style:style style:name="T41" style:family="text">
      <style:text-properties text:display="none"/>
    </style:style>
    <style:style style:name="T42" style:family="text">
      <style:text-properties officeooo:rsid="00cf5dd5"/>
    </style:style>
    <style:style style:name="T43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officeooo:rsid="00dbd0eb"/>
    </style:style>
    <style:style style:name="T4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dbd0eb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dcc803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de8d7c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e014cc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e06261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e350cb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e928b3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ef5c3b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f142ba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bold" officeooo:rsid="00de8d7c" style:font-style-asian="normal" style:font-weight-asian="bold" style:font-style-complex="normal" style:font-weight-complex="bold"/>
    </style:style>
    <style:style style:name="T56" style:family="text">
      <style:text-properties fo:font-style="normal" style:text-underline-style="none" fo:font-weight="bold" officeooo:rsid="00dcc803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solid" style:text-underline-width="auto" style:text-underline-color="font-color" fo:font-weight="bold" officeooo:rsid="00de8d7c" style:font-style-asian="normal" style:font-weight-asian="bold" style:font-style-complex="normal" style:font-weight-complex="bold"/>
    </style:style>
    <style:style style:name="T58" style:family="text">
      <style:text-properties officeooo:rsid="00ee1c7b"/>
    </style:style>
    <style:style style:name="T59" style:family="text">
      <style:text-properties officeooo:rsid="00f1c5df"/>
    </style:style>
    <style:style style:name="T60" style:family="text">
      <style:text-properties officeooo:rsid="0059114e"/>
    </style:style>
    <style:style style:name="T61" style:family="text">
      <style:text-properties officeooo:rsid="00f92cce"/>
    </style:style>
    <style:style style:name="T62" style:family="text">
      <style:text-properties style:text-position="0% 100%"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color="#c9211e" loext:opacity="100%"/>
    </style:style>
    <style:style style:name="T64" style:family="text">
      <style:text-properties fo:color="#c9211e" loext:opacity="100%" officeooo:rsid="00f92cce"/>
    </style:style>
    <style:style style:name="T65" style:family="text">
      <style:text-properties fo:color="#c9211e" loext:opacity="100%" style:font-name="Liberation Sans1" fo:font-size="12pt" fo:font-style="normal" fo:font-weight="normal" officeooo:rsid="00f92cce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use-window-font-color="true" loext:opacity="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use-window-font-color="true" loext:opacity="0%" style:text-outline="false" style:text-line-through-style="none" style:text-line-through-type="none" style:text-position="-33% 58%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top="0cm" fo:margin-bottom="0.3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9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15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9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4"><draw:frame draw:style-name="fr4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7">Support d’étude<text:line-break/><text:span text:style-name="T8">Équilibreuse</text:span></text:p>
          </table:table-cell>
          <table:table-cell table:style-name="Tableau1.B1" office:value-type="string">
            <text:p text:style-name="P5">BTS SNir</text:p>
          </table:table-cell>
        </table:table-row>
        <table:table-row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10"><text:span text:style-name="T6">TD</text:span><text:span text:style-name="T7">6</text:span><text:span text:style-name="T9"> – </text:span><text:span text:style-name="T10">Filtrage du signal</text:span></text:p>
      <text:h text:style-name="P39" text:outline-level="1">Étude du filtre</text:h>
      <text:p text:style-name="P24"><text:span text:style-name="T11">À la mise en route du système, l’affichage des courbes</text:span><text:span text:style-name="T12"> </text:span><text:span text:style-name="T11">ne correspond pas au résultat atte</text:span><text:span text:style-name="T13">ndu. Des perturbations semblent induites par l’accouplement élastique.</text:span></text:p>
      <text:p text:style-name="P24"><draw:frame draw:style-name="fr2" draw:name="Cadre1" text:anchor-type="paragraph" svg:x="-0.9cm" svg:y="0.141cm" svg:width="10.167cm" draw:z-index="1"><draw:text-box fo:min-height="5.272cm"><text:p text:style-name="P20"><draw:frame draw:style-name="fr9" draw:name="Objet1" text:anchor-type="as-char" svg:width="10.167cm" style:rel-width="100%" svg:height="4.538cm" style:rel-height="scale" draw:z-index="2"><draw:object xlink:href="./Object 1" xlink:type="simple" xlink:show="embed" xlink:actuate="onLoad"/><draw:image xlink:href="./ObjectReplacements/Object 1" xlink:type="simple" xlink:show="embed" xlink:actuate="onLoad"/></draw:frame><text:span text:style-name="T42">Relevé de la c</text:span>ourbe <text:span text:style-name="T42">de la jauge </text:span>O</text:p></draw:text-box></draw:frame><draw:frame draw:style-name="fr1" draw:name="Cadre2" text:anchor-type="paragraph" svg:x="8.461cm" svg:y="0.141cm" svg:width="9.52cm" style:rel-width="56%" draw:z-index="3"><draw:text-box fo:min-height="5.29cm"><text:p text:style-name="P20"><draw:frame draw:style-name="fr9" draw:name="Objet2" text:anchor-type="as-char" svg:width="9.52cm" style:rel-width="100%" svg:height="4.531cm" style:rel-height="scale" draw:z-index="4"><draw:object xlink:href="./Object 2" xlink:type="simple" xlink:show="embed" xlink:actuate="onLoad"/><draw:image xlink:href="./ObjectReplacements/Object 2" xlink:type="simple" xlink:show="embed" xlink:actuate="onLoad"/></draw:frame><text:span text:style-name="T41"><text:line-break/></text:span>Courbe théorique <text:span text:style-name="T42">attendue</text:span></text:p></draw:text-box></draw:frame><text:s text:c="30"/></text:p>
      <text:p text:style-name="P23"><text:span text:style-name="T35"><text:s/></text:span><text:span text:style-name="T36">Afin d’atténuer les perturbations, il a été décidé de mettre en place un filtre analogique sur chaque voie à la sortie du conditionneur. La chaîne d’acquisition </text:span><text:span text:style-name="T17">peut se schématiser de la manière suivante :</text:span></text:p>
      <text:p text:style-name="P11"><draw:frame draw:style-name="fr3" draw:name="Image4" text:anchor-type="paragraph" svg:width="17cm" svg:height="2.057cm" draw:z-index="5"><draw:image xlink:href="Pictures/100000000000048D0000008D1DD89292B50459B7.png" xlink:type="simple" xlink:show="embed" xlink:actuate="onLoad" draw:mime-type="image/png"/></draw:frame><text:span text:style-name="T17">Le filtre à mettre en place doit laisser passer l</text:span><text:span text:style-name="T19">es</text:span><text:span text:style-name="T17"> fréquence</text:span><text:span text:style-name="T19">s</text:span><text:span text:style-name="T17"> <text:s/>inférieure</text:span><text:span text:style-name="T19">s</text:span><text:span text:style-name="T17"> <text:s/>à 33 Hz correspondant à la vitesse maximale du moteur </text:span><text:span text:style-name="T18">et supprimer les fréquences supérieures induites par l’accouplement élastique estimé d’après le relevé à 3 fois la fréquence de rotation.</text:span></text:p>
      <text:p text:style-name="P44">Quel type de filtre convient pour résoudre ce problème ?</text:p>
      <text:p text:style-name="P47">Filtre passe bas</text:p>
      <text:p text:style-name="P12"><text:span text:style-name="T18">La plage de mesure est déterminée entre 1000 et 2000 tr.m</text:span><text:span text:style-name="T32">-1, </text:span><text:span text:style-name="T18">complétez le tableau suivant 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9">Vitesse de rotation en tr.m<text:span text:style-name="T31">-1</text:span></text:p>
          </table:table-cell>
          <table:table-cell table:style-name="Tableau2.A1" office:value-type="string">
            <text:p text:style-name="P9">Fréquence en Hz</text:p>
          </table:table-cell>
          <table:table-cell table:style-name="Tableau2.C1" office:value-type="string">
            <text:p text:style-name="P9">Fréquence parasite en Hz</text:p>
          </table:table-cell>
        </table:table-row>
        <table:table-row>
          <table:table-cell table:style-name="Tableau2.A2" office:value-type="string">
            <text:p text:style-name="P8">1000</text:p>
          </table:table-cell>
          <table:table-cell table:style-name="Tableau2.A2" office:value-type="string">
            <text:p text:style-name="P38">18</text:p>
          </table:table-cell>
          <table:table-cell table:style-name="Tableau2.C2" office:value-type="string">
            <text:p text:style-name="P38">54</text:p>
          </table:table-cell>
        </table:table-row>
        <table:table-row>
          <table:table-cell table:style-name="Tableau2.A2" office:value-type="string">
            <text:p text:style-name="P8">1200</text:p>
          </table:table-cell>
          <table:table-cell table:style-name="Tableau2.A2" office:value-type="string">
            <text:p text:style-name="P38">20</text:p>
          </table:table-cell>
          <table:table-cell table:style-name="Tableau2.C2" office:value-type="string">
            <text:p text:style-name="P38">60</text:p>
          </table:table-cell>
        </table:table-row>
        <table:table-row>
          <table:table-cell table:style-name="Tableau2.A2" office:value-type="string">
            <text:p text:style-name="P8">1500</text:p>
          </table:table-cell>
          <table:table-cell table:style-name="Tableau2.A2" office:value-type="string">
            <text:p text:style-name="P38">25</text:p>
          </table:table-cell>
          <table:table-cell table:style-name="Tableau2.C2" office:value-type="string">
            <text:p text:style-name="P38">75</text:p>
          </table:table-cell>
        </table:table-row>
        <table:table-row>
          <table:table-cell table:style-name="Tableau2.A2" office:value-type="string">
            <text:p text:style-name="P8">1800</text:p>
          </table:table-cell>
          <table:table-cell table:style-name="Tableau2.A2" office:value-type="string">
            <text:p text:style-name="P38">30</text:p>
          </table:table-cell>
          <table:table-cell table:style-name="Tableau2.C2" office:value-type="string">
            <text:p text:style-name="P38">90</text:p>
          </table:table-cell>
        </table:table-row>
        <table:table-row>
          <table:table-cell table:style-name="Tableau2.A2" office:value-type="string">
            <text:p text:style-name="P8">2000</text:p>
          </table:table-cell>
          <table:table-cell table:style-name="Tableau2.A2" office:value-type="string">
            <text:p text:style-name="P38">33</text:p>
          </table:table-cell>
          <table:table-cell table:style-name="Tableau2.C2" office:value-type="string">
            <text:p text:style-name="P38">99</text:p>
          </table:table-cell>
        </table:table-row>
      </table:table>
      <text:p text:style-name="P14">Pour résoudre le problème, on propose une structure de filtre de second ordre composée de 2 cellules RC.</text:p>
      <text:p text:style-name="P13"><draw:g text:anchor-type="paragraph" draw:z-index="8" draw:name="Forme4" draw:style-name="gr1"><draw:g draw:style-name="gr2"><draw:line draw:style-name="gr3" draw:text-style-name="P52" svg:x1="3.765cm" svg:y1="0.818cm" svg:x2="3.765cm" svg:y2="3.583cm"><text:p/></draw:line><draw:line draw:style-name="gr4" draw:text-style-name="P52" svg:x1="8.322cm" svg:y1="3.521cm" svg:x2="8.322cm" svg:y2="0.835cm"><text:p/></draw:line><draw:frame draw:style-name="gr5" draw:text-style-name="P54" svg:width="1.149cm" svg:height="0.84cm" svg:x="8.323cm" svg:y="1.739cm"><draw:text-box><text:p text:style-name="P53"><text:span text:style-name="T66">v</text:span><text:span text:style-name="T67">S</text:span></text:p></draw:text-box></draw:frame><draw:rect draw:style-name="gr6" draw:text-style-name="P55" svg:width="0.253cm" svg:height="0.659cm" draw:transform="rotate (-1.5707963267949) translate (4.09398611111111cm 2.07433333333333cm)"><text:p/></draw:rect><draw:line draw:style-name="gr3" draw:text-style-name="P52" svg:x1="0.485cm" svg:y1="0.819cm" svg:x2="7.965cm" svg:y2="0.819cm"><text:p/></draw:line><draw:rect draw:style-name="gr7" draw:text-style-name="P55" svg:width="1.969cm" svg:height="0.503cm" svg:x="1.308cm" svg:y="0.568cm"><text:p/></draw:rect><draw:frame draw:style-name="gr8" draw:text-style-name="P54" svg:width="1.315cm" svg:height="0.74cm" svg:x="1.965cm" svg:y="-0.06cm"><draw:text-box><text:p text:style-name="P53"><text:span text:style-name="T68">R</text:span></text:p></draw:text-box></draw:frame><draw:frame draw:style-name="gr8" draw:text-style-name="P54" svg:width="1.311cm" svg:height="0.74cm" svg:x="2.293cm" svg:y="1.88cm"><draw:text-box><text:p text:style-name="P53"><text:span text:style-name="T68">C</text:span></text:p></draw:text-box></draw:frame><draw:line draw:style-name="gr3" draw:text-style-name="P52" svg:x1="7.936cm" svg:y1="3.575cm" svg:x2="0.565cm" svg:y2="3.582cm"><text:p/></draw:line><draw:line draw:style-name="gr3" draw:text-style-name="P52" svg:x1="3.272cm" svg:y1="2.075cm" svg:x2="4.256cm" svg:y2="2.075cm"><text:p/></draw:line><draw:line draw:style-name="gr3" draw:text-style-name="P52" svg:x1="3.272cm" svg:y1="2.328cm" svg:x2="4.256cm" svg:y2="2.328cm"><text:p/></draw:line><draw:line draw:style-name="gr3" draw:text-style-name="P52" svg:x1="7.498cm" svg:y1="0.829cm" svg:x2="7.498cm" svg:y2="3.594cm"><text:p/></draw:line><draw:rect draw:style-name="gr6" draw:text-style-name="P55" svg:width="0.253cm" svg:height="0.657cm" draw:transform="rotate (-1.5707963267949) translate (7.82461111111111cm 2.08668055555556cm)"><text:p/></draw:rect><draw:rect draw:style-name="gr7" draw:text-style-name="P55" svg:width="1.969cm" svg:height="0.503cm" svg:x="5.039cm" svg:y="0.577cm"><text:p/></draw:rect><draw:frame draw:style-name="gr8" draw:text-style-name="P54" svg:width="1.313cm" svg:height="0.74cm" svg:x="5.695cm" svg:y="-0.051cm"><draw:text-box><text:p text:style-name="P53"><text:span text:style-name="T68">R</text:span></text:p></draw:text-box></draw:frame><draw:frame draw:style-name="gr8" draw:text-style-name="P54" svg:width="1.311cm" svg:height="0.74cm" svg:x="6.023cm" svg:y="1.887cm"><draw:text-box><text:p text:style-name="P53"><text:span text:style-name="T68">C</text:span></text:p></draw:text-box></draw:frame><draw:line draw:style-name="gr3" draw:text-style-name="P52" svg:x1="7.007cm" svg:y1="2.086cm" svg:x2="7.991cm" svg:y2="2.086cm"><text:p/></draw:line><draw:line draw:style-name="gr3" draw:text-style-name="P52" svg:x1="7.007cm" svg:y1="2.335cm" svg:x2="7.991cm" svg:y2="2.335cm"><text:p/></draw:line><draw:line draw:style-name="gr4" draw:text-style-name="P52" svg:x1="0.154cm" svg:y1="3.525cm" svg:x2="0.154cm" svg:y2="0.839cm"><text:p/></draw:line></draw:g><draw:line draw:style-name="gr4" draw:text-style-name="P52" svg:x1="4.408cm" svg:y1="3.503cm" svg:x2="4.408cm" svg:y2="1.012cm"><text:p/></draw:line><draw:frame draw:style-name="gr5" draw:text-style-name="P54" svg:width="1.149cm" svg:height="0.84cm" svg:x="4.408cm" svg:y="1.757cm"><draw:text-box><text:p text:style-name="P53"><text:span text:style-name="T66">v</text:span><text:span text:style-name="T67">i</text:span></text:p></draw:text-box></draw:frame></draw:g><text:s text:c="57"/></text:p>
      <text:p text:style-name="P21"><draw:frame text:anchor-type="paragraph" draw:z-index="6" draw:name="Forme2" draw:style-name="gr10" draw:text-style-name="P54" svg:width="1.19cm" svg:height="0.74cm" svg:x="2.641cm" svg:y="0.247cm"><draw:text-box><text:p text:style-name="P53"><text:span text:style-name="T68">R</text:span></text:p></draw:text-box></draw:frame><text:span text:style-name="T21"><text:s text:c="101"/>Pour rappel, </text:span><text:span text:style-name="T21"><draw:frame draw:style-name="fr6" draw:name="Objet3" text:anchor-type="as-char" svg:y="-0.621cm" svg:width="1.822cm" svg:height="1cm" draw:z-index="14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p text:style-name="P21"><draw:frame text:anchor-type="paragraph" draw:z-index="7" draw:name="Forme3" draw:style-name="gr9" draw:text-style-name="P54" svg:width="1.149cm" svg:height="0.842cm" svg:x="-0.734cm" svg:y="0.023cm"><draw:text-box><text:p text:style-name="P53"><text:span text:style-name="T66">v</text:span><text:span text:style-name="T67">E</text:span></text:p></draw:text-box></draw:frame>On prendra : <text:s/><draw:frame draw:style-name="fr6" draw:name="Objet4" text:anchor-type="as-char" svg:y="-0.377cm" svg:width="1.84cm" svg:height="0.467cm" draw:z-index="15"><draw:object xlink:href="./Object 5" xlink:type="simple" xlink:show="embed" xlink:actuate="onLoad"/><draw:image xlink:href="./ObjectReplacements/Object 5" xlink:type="simple" xlink:show="embed" xlink:actuate="onLoad"/><svg:desc>formule</svg:desc></draw:frame><text:s/>et<text:span text:style-name="T21"> </text:span><text:span text:style-name="T21"><draw:frame draw:style-name="fr8" draw:name="1" text:anchor-type="as-char" svg:width="1.737cm" svg:height="0.452cm" draw:z-index="16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1"><text:s/></text:span></text:p>
      <text:p text:style-name="P15"/>
      <text:p text:style-name="P15"/>
      <text:list text:style-name="L1">
        <text:list-item>
          <text:p text:style-name="P41"><text:span text:style-name="T22">Quelle </text:span><text:span text:style-name="T23">est </text:span><text:span text:style-name="T22">la nature de ce filtre ? </text:span></text:p>
          <text:p text:style-name="P48"><text:span text:style-name="T22">P</text:span><text:span text:style-name="T20">asse bas 2</text:span><text:span text:style-name="T33">nd</text:span><text:span text:style-name="T62"> ordre</text:span></text:p>
        </text:list-item>
        <text:list-item>
          <text:p text:style-name="P41">Calculer sa fréquence de coupure.</text:p>
          <text:p text:style-name="P42"><draw:frame draw:style-name="fr6" draw:name="Objet6" text:anchor-type="as-char" svg:y="-0.621cm" svg:width="2.947cm" svg:height="1cm" draw:z-index="18"><draw:object xlink:href="./Object 12" xlink:type="simple" xlink:show="embed" xlink:actuate="onLoad"/><draw:image xlink:href="./ObjectReplacements/Object 12" xlink:type="simple" xlink:show="embed" xlink:actuate="onLoad"/><svg:desc>formule</svg:desc></draw:frame><text:span text:style-name="T63"><text:s/></text:span><text:span text:style-name="T64">= 5,889</text:span><text:span text:style-name="T65"> Hz</text:span></text:p>
        </text:list-item>
        <text:list-item>
          <text:p text:style-name="P43">Cela est-il suffisant pour résoudre le problème ? </text:p>
        </text:list-item>
      </text:list>
      <text:p text:style-name="P22"><text:span text:style-name="T44">Pour rappel, le gain G exprimé en dB est donné par :</text:span> <text:s text:c="2"/><draw:frame draw:style-name="fr7" draw:name="Objet19" text:anchor-type="as-char" svg:y="-0.683cm" svg:width="2.865cm" svg:height="1.124cm" draw:z-index="9"><draw:object xlink:href="./Object 6" xlink:type="simple" xlink:show="embed" xlink:actuate="onLoad"/><draw:image xlink:href="./ObjectReplacements/Object 6" xlink:type="simple" xlink:show="embed" xlink:actuate="onLoad"/><svg:desc>formule</svg:desc></draw:frame><text:s text:c="22"/>A<text:span text:style-name="T14">vec respectivement</text:span><text:span text:style-name="T43"><draw:frame draw:style-name="fr7" draw:name="Objet20" text:anchor-type="as-char" svg:y="-0.377cm" svg:width="0.718cm" svg:height="0.531cm" draw:z-index="10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4">e</text:span><text:span text:style-name="T15">t</text:span><text:span text:style-name="T14"><draw:frame draw:style-name="fr7" draw:name="Objet21" text:anchor-type="as-char" svg:y="-0.377cm" svg:width="0.686cm" svg:height="0.531cm" draw:z-index="11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5">l</text:span><text:span text:style-name="T14">es tensions efficaces à l'entrée et à la sortie du filtre.</text:span> <text:s text:c="90"/></text:p>
      <text:p text:style-name="P49"><text:span text:style-name="T29">T</text:span><text:span text:style-name="T46">racer, à l'aide d'un tableur, le diagramme de Bode (gain en dB et phase en degré) </text:span><text:span text:style-name="T52">du filtre</text:span><text:span text:style-name="T46">.</text:span><text:span text:style-name="T48"> </text:span></text:p>
      <text:p text:style-name="P17"><text:span text:style-name="T57">Conseil pour réaliser les mesures</text:span><text:span text:style-name="T55"> </text:span><text:span text:style-name="T56">:</text:span><text:span text:style-name="T47"> </text:span><text:span text:style-name="T48">Le</text:span><text:span text:style-name="T47">s tensions </text:span><text:span text:style-name="T50">efficaces </text:span><text:span text:style-name="T48">seront mesurées avec le multimètre et le déphasage avec </text:span><text:span text:style-name="T50">l’</text:span><text:span text:style-name="T48">oscilloscope. </text:span><text:span text:style-name="T45">On prendra davantage de mesures pour les fréquences comprises entre 0 et 50Hz et il sera inutile de dépasser la fréquence de 100Hz.</text:span> </text:p>
      <text:p text:style-name="P30"><text:span text:style-name="T45">En </text:span><text:span text:style-name="T51">déduire la courbe de tendance seulement sur</text:span><text:span text:style-name="T45"> les parties de courbe donnant le gain ou la phase en fonction de la fréquence pour des valeurs </text:span><text:span text:style-name="T45"><draw:frame draw:style-name="fr7" draw:name="Objet18" text:anchor-type="as-char" svg:y="-0.377cm" svg:width="1.6cm" svg:height="0.531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45"><text:s/>.</text:span></text:p>
      <text:p text:style-name="P30"><text:soft-page-break/><text:span text:style-name="T52">M</text:span><text:span text:style-name="T45">odéliser chaque tracé par une droite (ou le modèle le plus adapté) et donner les </text:span><draw:frame draw:style-name="fr5" draw:name="Objet7" text:anchor-type="char" svg:x="-1.49cm" svg:y="1.316cm" svg:width="15.766cm" svg:height="6.399cm" draw:z-index="19"><draw:object xlink:href="./Object 13" xlink:type="simple" xlink:show="embed" xlink:actuate="onLoad"/><draw:image xlink:href="./ObjectReplacements/Object 13" xlink:type="simple" xlink:show="embed" xlink:actuate="onLoad"/></draw:frame><text:span text:style-name="T45">équations des droites</text:span><text:span text:style-name="T45"><draw:frame draw:style-name="fr7" draw:name="Objet26" text:anchor-type="as-char" svg:y="-0.377cm" svg:width="1.189cm" svg:height="0.483cm" draw:z-index="1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53">et</text:span><text:span text:style-name="T45"> <text:s/></text:span><text:span text:style-name="T45"><draw:frame draw:style-name="fr6" draw:name="Objet5" text:anchor-type="as-char" svg:y="-0.404cm" svg:width="0.677cm" svg:height="0.52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45">. </text:span><text:s/></text:p>
      <text:p text:style-name="P30"/>
      <text:p text:style-name="P30"/>
      <text:p text:style-name="P51"><text:s text:c="56"/></text:p>
      <text:p text:style-name="P51"><draw:frame draw:style-name="fr5" draw:name="Objet8" text:anchor-type="char" svg:x="-0.699cm" svg:y="4.136cm" svg:width="13.744cm" svg:height="7.728cm" draw:z-index="20"><draw:object xlink:href="./Object 14" xlink:type="simple" xlink:show="embed" xlink:actuate="onLoad"/><draw:image xlink:href="./ObjectReplacements/Object 14" xlink:type="simple" xlink:show="embed" xlink:actuate="onLoad"/><svg:desc>diagramme</svg:desc></draw:frame><text:s text:c="27"/></text:p>
      <text:h text:style-name="P40" text:outline-level="1">Compensation <text:span text:style-name="T58">logicielle </text:span>du filtre</text:h>
      <text:p text:style-name="P16"><text:span text:style-name="T45">Le signal utile ayant subi une atténuation, nous souhaitons que le </text:span><text:span text:style-name="T25">l</text:span><text:span text:style-name="T26">ogiciel d’affichage des courbes</text:span><text:span text:style-name="T45"> soit capable d'annuler cette atténuation. Ainsi chaque valeur lue sur la carte d'acquisition sera modifiée par programme en fonction de la fréquence de rotation de l'équilibreuse. Ceci reviendrait à avoir un gain global (</text:span><text:span text:style-name="T50">atténuation</text:span><text:span text:style-name="T45"> de filtre + gain du programme) nul.</text:span></text:p>
      <text:p text:style-name="P18"><text:span text:style-name="T49">Si on considère que le conditionneur </text:span><text:span text:style-name="T50">est</text:span><text:span text:style-name="T49"> réglé </text:span><text:span text:style-name="T27">a</text:span><text:span text:style-name="T28">fin d’</text:span><text:span text:style-name="T49">obtenir </text:span><text:span text:style-name="T30">une tension de calibrage de 10 Volts pour la capacité maximale de la jauge.</text:span><text:span text:style-name="T49"> </text:span><text:span text:style-name="T54">Complétez </text:span><text:span text:style-name="T49">la formule </text:span><text:span text:style-name="T54">obtenue lors du TD5 </text:span><text:span text:style-name="T49">pour tenir compte de l’atténuation engendrée par le filtre. Détaillez la formule </text:span><text:span text:style-name="T50">complète </text:span><text:span text:style-name="T49">de calcul, elle servira pour le codage du programme.</text:span></text:p>
      <text:p text:style-name="P19"><text:span text:style-name="T45">De la même manière, le signal utile étant déphasé, <text:s/></text:span><text:span text:style-name="T50">expliquez comment procéder pour annuler le retard induit par le filtre. D</text:span><text:span text:style-name="T49">onnez la formule </text:span><text:span text:style-name="T50">complète permettant</text:span><text:span text:style-name="T49"> <text:s/></text:span><text:span text:style-name="T50">cette correction</text:span><text:span text:style-name="T35"> </text:span><text:span text:style-name="T37">en tenant compte </text:span><text:span text:style-name="T38">également </text:span><text:span text:style-name="T37">du décalage de l’origine </text:span><text:span text:style-name="T40">prévu lors du TD5</text:span><text:span text:style-name="T37">.</text:span></text:p>
      <text:p text:style-name="P25">Le simulateur ESP32 génère deux courbes en phase de même amplitude :</text:p>
      <text:list text:style-name="L2">
        <text:list-item>
          <text:p text:style-name="P45">Une première courbe correspond à la courbe attendue. <text:span text:style-name="T59">L</text:span>e signal ne passe pas dans le module de filtrage. </text:p>
        </text:list-item>
        <text:list-item>
          <text:p text:style-name="P45">La seconde courbe est bruitée logiciellement, puis filtrée avec le filtre analogique de la carte. </text:p>
        </text:list-item>
      </text:list>
      <text:p text:style-name="P46">Configurez le simulateur pour obtenir les courbes décrite ci-dessus.</text:p>
      <text:p text:style-name="P36"><text:span text:style-name="T34">Modifiez le programme pour </text:span><text:span text:style-name="T39">la courbe filtrée afin de</text:span><text:span text:style-name="T34"> pouvoir </text:span><text:span text:style-name="T39">l’</text:span><text:span text:style-name="T34">afficher en </text:span><text:span text:style-name="T16">c</text:span><text:span text:style-name="T34">ompensant l’atténuation et le déphasage engendré par le filtre. </text:span><text:span text:style-name="T39">Pour la première courbe, vous tiendrez uniquement compte du décalage à l’origine et de la tension de calibrage du conditionneur. Pour cette courbe, c’est l’attendu du TD5.</text:span></text:p>
      <text:p text:style-name="P28"/>
      <text:p text:style-name="P37"><text:span text:style-name="T39">P</text:span><text:span text:style-name="T34">our rappel :</text:span></text:p>
      <text:p text:style-name="P29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31">Boutons</text:p>
          </table:table-cell>
          <table:table-cell table:style-name="Tableau8.A1" office:value-type="string">
            <text:p text:style-name="P32">Description</text:p>
          </table:table-cell>
          <table:table-cell table:style-name="Tableau8.C1" table:number-columns-spanned="2" office:value-type="string">
            <text:p text:style-name="P31">LEDs</text:p>
          </table:table-cell>
          <table:covered-table-cell/>
        </table:table-row>
        <table:table-row>
          <table:table-cell table:style-name="Tableau8.A2" table:number-rows-spanned="2" office:value-type="string">
            <text:p text:style-name="P31">BP1</text:p>
          </table:table-cell>
          <table:table-cell table:style-name="Tableau8.B2" office:value-type="string">
            <text:p text:style-name="P35">Injection d’un signal bruité sur la courbe A </text:p>
          </table:table-cell>
          <table:table-cell table:style-name="Tableau8.A2" table:number-rows-spanned="2" office:value-type="string">
            <text:p text:style-name="P33">1</text:p>
          </table:table-cell>
          <table:table-cell table:style-name="Tableau8.D2" office:value-type="string">
            <text:p text:style-name="P33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34">Courbe A <text:span text:style-name="T60">sinus </text:span>pur (fonctionnement normal)</text:p>
          </table:table-cell>
          <table:covered-table-cell table:style-name="Tableau8.A2"/>
          <table:table-cell table:style-name="Tableau8.D3" office:value-type="string">
            <text:p text:style-name="P33">ON</text:p>
          </table:table-cell>
        </table:table-row>
        <table:table-row>
          <table:table-cell table:style-name="Tableau8.A2" table:number-rows-spanned="2" office:value-type="string">
            <text:p text:style-name="P31">BP2</text:p>
          </table:table-cell>
          <table:table-cell table:style-name="Tableau8.B2" office:value-type="string">
            <text:p text:style-name="P35">Injection d’un signal bruité sur la courbe O </text:p>
          </table:table-cell>
          <table:table-cell table:style-name="Tableau8.A2" table:number-rows-spanned="2" office:value-type="string">
            <text:p text:style-name="P33"><text:s text:c="2"/>2</text:p>
          </table:table-cell>
          <table:table-cell table:style-name="Tableau8.D4" office:value-type="string">
            <text:p text:style-name="P33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35">Courbe O <text:span text:style-name="T60">sinus </text:span>pur (fonctionnement normal)</text:p>
          </table:table-cell>
          <table:covered-table-cell table:style-name="Tableau8.A2"/>
          <table:table-cell table:style-name="Tableau8.D5" office:value-type="string">
            <text:p text:style-name="P33">ON</text:p>
          </table:table-cell>
        </table:table-row>
        <table:table-row>
          <table:table-cell table:style-name="Tableau8.A2" table:number-rows-spanned="2" office:value-type="string">
            <text:p text:style-name="P31">BP3</text:p>
          </table:table-cell>
          <table:table-cell table:style-name="Tableau8.B2" office:value-type="string">
            <text:p text:style-name="P35">Courbe A et O déphasées de 180° (fonctionnement normal)</text:p>
          </table:table-cell>
          <table:table-cell table:style-name="Tableau8.A2" table:number-rows-spanned="2" office:value-type="string">
            <text:p text:style-name="P33">3 <text:s text:c="5"/></text:p>
          </table:table-cell>
          <table:table-cell table:style-name="Tableau8.D6" office:value-type="string">
            <text:p text:style-name="P33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35">Courbe A et O en phase</text:p>
          </table:table-cell>
          <table:covered-table-cell table:style-name="Tableau8.A2"/>
          <table:table-cell table:style-name="Tableau8.D7" office:value-type="string">
            <text:p text:style-name="P33">ON</text:p>
          </table:table-cell>
        </table:table-row>
        <table:table-row>
          <table:table-cell table:style-name="Tableau8.A2" table:number-rows-spanned="2" office:value-type="string">
            <text:p text:style-name="P31">BP4</text:p>
          </table:table-cell>
          <table:table-cell table:style-name="Tableau8.B2" office:value-type="string">
            <text:p text:style-name="P35">Amplitude réduite courbe O (fonctionnement normal)</text:p>
          </table:table-cell>
          <table:table-cell table:style-name="Tableau8.A2" table:number-rows-spanned="2" office:value-type="string">
            <text:p text:style-name="P33">4</text:p>
          </table:table-cell>
          <table:table-cell table:style-name="Tableau8.D8" office:value-type="string">
            <text:p text:style-name="P33">OFF</text:p>
          </table:table-cell>
        </table:table-row>
        <table:table-row table:style-name="Tableau8.3">
          <table:covered-table-cell table:style-name="Tableau8.A2"/>
          <table:table-cell table:style-name="Tableau8.B9" office:value-type="string">
            <text:p text:style-name="P35">Même amplitude sur les Courbes A et O</text:p>
          </table:table-cell>
          <table:covered-table-cell table:style-name="Tableau8.A2"/>
          <table:table-cell table:style-name="Tableau8.D9" office:value-type="string">
            <text:p text:style-name="P33">ON</text:p>
          </table:table-cell>
        </table:table-row>
      </table:table>
      <text:p text:style-name="P27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14">
      <number:number number:decimal-places="3" number:min-decimal-places="3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f56613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style style:name="MT5" style:family="text">
      <style:text-properties officeooo:rsid="00eaef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6-202</text:span><text:span text:style-name="MT2">2</text:span><text:tab/>Préparation E5.2 – Équilibreuse<text:tab/>Page <text:page-number text:select-page="current">4</text:page-number>/<text:page-count>4</text:page-count></text:p>
      </style:footer>
      <style:footer-first>
        <text:p text:style-name="MP3"><text:span text:style-name="MT4">TD6 - 202</text:span><text:span text:style-name="MT5">1</text:span><text:tab/>Préparation E5.2 – Équilibreuse<text:tab/>Page <text:page-number text:select-page="current">1</text:page-number>/<text:page-count>4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10H56M27S</meta:editing-duration>
    <meta:editing-cycles>72</meta:editing-cycles>
    <meta:generator>LibreOffice/7.5.5.2$Linux_X86_64 LibreOffice_project/50$Build-2</meta:generator>
    <dc:title>USB uDIO Series</dc:title>
    <meta:initial-creator>Jan Zwiegers</meta:initial-creator>
    <dc:date>2023-12-11T09:29:21.765964034</dc:date>
    <meta:document-statistic meta:table-count="3" meta:image-count="2" meta:object-count="14" meta:page-count="4" meta:paragraph-count="89" meta:word-count="728" meta:character-count="4677" meta:non-whitespace-character-count="361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360" chart:origin="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dddddd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66cm" svg:height="4.538cm" xlink:href="." xlink:type="simple" chart:class="chart:scatter" chart:style-name="ch1">
        <chart:plot-area chart:style-name="ch2" chart:data-source-has-labels="both" svg:x="0.651cm" svg:y="0.06cm" svg:width="8.406cm" svg:height="4.087cm">
          <chart:coordinate-region svg:x="0.744cm" svg:y="0.259cm" svg:width="8.033cm" svg:height="3.689cm"/>
          <chart:axis chart:dimension="x" chart:name="primary-x" chart:style-name="ch3" chartooo:axis-type="auto">
            <chart:title svg:x="2.72cm" svg:y="3.978cm" chart:style-name="ch4">
              <text:p>Position angulaire en degrés</text:p>
            </chart:title>
            <chart:categories table:cell-range-address="local-table.$A$2:.$A$38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3.364cm" chart:style-name="ch8">
              <text:p>Tension en Volts


</text:p>
            </chart:title>
            <chart:grid chart:style-name="ch5" chart:class="major"/>
            <chart:grid chart:style-name="ch6" chart:class="minor"/>
          </chart:axis>
          <chart:series chart:style-name="ch9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18963620750855">
                <text:p>1.18963620750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.20250581558031">
                <text:p>2.20250581558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93301142954557">
                <text:p>2.93301142954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.38494364293104">
                <text:p>3.38494364293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65920631701878">
                <text:p>3.65920631701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.8971109510738">
                <text:p>3.8971109510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.20606194140382">
                <text:p>4.20606194140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.60265464795764">
                <text:p>4.60265464795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5.00001346410093">
                <text:p>5.00001346410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5.24544338042171">
                <text:p>5.24544338042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.1908684306619">
                <text:p>5.1908684306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.76312850044852">
                <text:p>4.76312850044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4.00121088658889">
                <text:p>4.0012108865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.04290428480758">
                <text:p>3.04290428480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06697122001791">
                <text:p>2.066971220017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21769537399627">
                <text:p>1.21769537399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546860304641227">
                <text:p>0.546860304641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000201961530817108">
                <text:p>0.0000201961530817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546832307894473">
                <text:p>-0.546832307894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.21769867436317">
                <text:p>-1.21769867436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2.06700980889359">
                <text:p>-2.067009808893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3.04296520759541">
                <text:p>-3.04296520759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4.00127014933682">
                <text:p>-4.00127014933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4.76316215986112">
                <text:p>-4.76316215986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5.19086368247141">
                <text:p>-5.19086368247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5.2454044611997">
                <text:p>-5.24540446119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4.99995960768365">
                <text:p>-4.999959607683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4.60261105456448">
                <text:p>-4.60261105456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4.20604798607776">
                <text:p>-4.20604798607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3.89713114889101">
                <text:p>-3.89713114889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.65924827163659">
                <text:p>-3.65924827163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3.3849839365192">
                <text:p>-3.3849839365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2.93302669539441">
                <text:p>-2.93302669539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2.20248380885124">
                <text:p>-2.20248380885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1.18958168979043">
                <text:p>-1.18958168979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0000673205102115974">
                <text:p>0.0000673205102115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math xmlns="http://www.w3.org/1998/Math/MathML">
  <semantics>
    <mrow>
      <mi>G</mi>
      <mrow>
        <mo stretchy="false">(</mo>
        <mrow>
          <mi>f</mi>
        </mrow>
        <mo stretchy="false">)</mo>
      </mrow>
    </mrow>
    <annotation encoding="StarMath 5.0">G(f)</annotation>
  </semantics>
</math>
</file>

<file path=Object 11/content.xml><?xml version="1.0" encoding="utf-8"?>
<math xmlns="http://www.w3.org/1998/Math/MathML" display="block">
  <semantics>
    <mrow>
      <mi>θ</mi>
      <mrow>
        <mo fence="true" form="prefix" stretchy="true">(</mo>
        <mrow>
          <mi>f</mi>
        </mrow>
        <mo fence="true" form="postfix" stretchy="true">)</mo>
      </mrow>
    </mrow>
    <annotation encoding="StarMath 5.0">    θ left (f right )</annotation>
  </semantics>
</math>
</file>

<file path=Object 12/content.xml><?xml version="1.0" encoding="utf-8"?>
<math xmlns="http://www.w3.org/1998/Math/MathML" display="block">
  <semantics>
    <mrow>
      <mrow>
        <msub>
          <mi>f</mi>
          <mi>c</mi>
        </msub>
        <mo stretchy="false">=</mo>
        <mrow>
          <mfrac>
            <mrow>
              <mn>0</mn>
              <mn>,37</mn>
            </mrow>
            <mrow>
              <mn>2</mn>
              <mi mathvariant="italic">πRC</mi>
            </mrow>
          </mfrac>
          <mo stretchy="false">∗</mo>
          <mn>0</mn>
        </mrow>
      </mrow>
      <mi>,</mi>
      <mn>33</mn>
    </mrow>
    <annotation encoding="StarMath 5.0">{f} rsub {c} = {0,37
} over {2 πRC} * 0,
33

</annotation>
  </semantics>
</math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65cm" svg:height="6.399cm" xlink:href="." xlink:type="simple" chart:class="chart:scatter" chart:style-name="ch1">
        <chart:title svg:x="6.687cm" svg:y="0.263cm" chart:style-name="ch2">
          <text:p>Déphasage</text:p>
        </chart:title>
        <chart:legend chart:legend-position="end" svg:x="12.772cm" svg:y="3.024cm" style:legend-expansion="custom" svg:width="2.759cm" svg:height="0.425cm" style:legend-expansion-aspect-ratio="6.49176470588235" chart:style-name="ch3"/>
        <chart:plot-area chart:style-name="ch4" chart:data-source-has-labels="both" svg:x="0.141cm" svg:y="0.498cm" svg:width="12.285cm" svg:height="5.935cm">
          <chart:coordinate-region svg:x="1.053cm" svg:y="0.697cm" svg:width="11.093cm" svg:height="5.538cm"/>
          <chart:axis chart:dimension="x" chart:name="primary-x" chart:style-name="ch5" chartooo:axis-type="auto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dephas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-63.5">
                <text:p>-6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-83.3">
                <text:p>-8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-89.7">
                <text:p>-8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-95.1">
                <text:p>-9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-110">
                <text:p>-11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43cm" svg:height="7.727cm" xlink:href="." xlink:type="simple" chart:class="chart:scatter" chart:style-name="ch1">
        <chart:title svg:x="6.325cm" svg:y="0.29cm" chart:style-name="ch2">
          <text:p>Gain</text:p>
        </chart:title>
        <chart:legend chart:legend-position="end" svg:x="10.811cm" svg:y="3.564cm" style:legend-expansion="high" chart:style-name="ch3"/>
        <chart:plot-area chart:style-name="ch4" chart:data-source-has-labels="both" svg:x="0.274cm" svg:y="1.223cm" svg:width="10.263cm" svg:height="6.35cm">
          <chart:coordinate-region svg:x="1.663cm" svg:y="1.422cm" svg:width="8.594cm" svg:height="5.952cm"/>
          <chart:axis chart:dimension="x" chart:name="primary-x" chart:style-name="ch5" chartooo:axis-type="auto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ga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-2.33939613874049">
                <text:p>-2.33939613874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-4.05349483563488">
                <text:p>-4.05349483563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-5.93656162472424">
                <text:p>-5.93656162472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-7.676910527334">
                <text:p>-7.676910527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-9.32794778655779">
                <text:p>-9.32794778655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-10.827243019487">
                <text:p>-10.827243019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-12.2858889548995">
                <text:p>-12.2858889548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-13.5959199300281">
                <text:p>-13.5959199300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-14.7681348721098">
                <text:p>-14.7681348721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-15.857490144087">
                <text:p>-15.85749014408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360" chart:origin="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dddddd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519cm" svg:height="4.531cm" xlink:href="." xlink:type="simple" chart:class="chart:scatter" chart:style-name="ch1">
        <chart:plot-area chart:style-name="ch2" chart:data-source-has-labels="both" svg:x="0.544cm" svg:y="0.048cm" svg:width="8cm" svg:height="4.218cm">
          <chart:coordinate-region svg:x="0.637cm" svg:y="0.248cm" svg:width="7.627cm" svg:height="3.819cm"/>
          <chart:axis chart:dimension="x" chart:name="primary-x" chart:style-name="ch3" chartooo:axis-type="auto">
            <chart:title svg:x="2.41cm" svg:y="3.971cm" chart:style-name="ch4">
              <text:p>Position angulaire en degrés</text:p>
            </chart:title>
            <chart:categories table:cell-range-address="local-table.$A$2:.$A$38"/>
            <chart:grid chart:style-name="ch5" chart:class="major"/>
          </chart:axis>
          <chart:axis chart:dimension="y" chart:name="primary-y" chart:style-name="ch6">
            <chart:title svg:x="0cm" svg:y="3.418cm" chart:style-name="ch7">
              <text:p>Tension en Volts

</text:p>
            </chart:title>
            <chart:grid chart:style-name="ch5" chart:class="major"/>
          </chart:axis>
          <chart:series chart:style-name="ch8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868241256655541">
                <text:p>0.868241256655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.71010141952373">
                <text:p>1.71010141952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50000097168781">
                <text:p>2.50000097168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.21393919444373">
                <text:p>3.21393919444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83022341761656">
                <text:p>3.83022341761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.33012814093026">
                <text:p>4.33012814093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.69846399934442">
                <text:p>4.69846399934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.92403928461945">
                <text:p>4.92403928461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.99999999999887">
                <text:p>4.99999999999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.92403811561056">
                <text:p>4.92403811561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4.69846169684642">
                <text:p>4.69846169684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.33012477490344">
                <text:p>4.33012477490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.83021909033603">
                <text:p>3.83021909033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.21393403739182">
                <text:p>3.21393403739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49999514155908">
                <text:p>2.499995141559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71009509346385">
                <text:p>1.71009509346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868234626878791">
                <text:p>0.868234626878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-0.00000673205103157341">
                <text:p>-0.00000673205103157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868247886430718">
                <text:p>-0.868247886430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.71010774558052">
                <text:p>-1.71010774558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2.500006801812">
                <text:p>-2.5000068018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3.2139443514898">
                <text:p>-3.21394435148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3.83022774489015">
                <text:p>-3.83022774489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4.33013150694924">
                <text:p>-4.33013150694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4.69846630183391">
                <text:p>-4.69846630183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4.92404045361941">
                <text:p>-4.92404045361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4.9999999999898">
                <text:p>-4.9999999999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4.92403694659274">
                <text:p>-4.92403694659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4.69845939433989">
                <text:p>-4.69845939433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4.33012140886877">
                <text:p>-4.33012140886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.83021476304855">
                <text:p>-3.83021476304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3.21392888033409">
                <text:p>-3.21392888033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2.49998931142583">
                <text:p>-2.499989311425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1.71008876740087">
                <text:p>-1.71008876740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0.868227997100466">
                <text:p>-0.868227997100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0000134641020631346">
                <text:p>0.00001346410206313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math xmlns="http://www.w3.org/1998/Math/MathML" display="block">
  <semantics>
    <mrow>
      <msub>
        <mi>f</mi>
        <mi>c</mi>
      </msub>
      <mo stretchy="false">=</mo>
      <mfrac>
        <mrow>
          <mn>0</mn>
          <mn>,37</mn>
        </mrow>
        <mrow>
          <mn>2</mn>
          <mi mathvariant="italic">πRC</mi>
        </mrow>
      </mfrac>
    </mrow>
    <annotation encoding="StarMath 5.0">{f} rsub {c} = {0,37
} over {2 πRC}

</annotation>
  </semantics>
</math>
</file>

<file path=Object 4/content.xml><?xml version="1.0" encoding="utf-8"?>
<math xmlns="http://www.w3.org/1998/Math/MathML" display="block">
  <semantics>
    <mrow>
      <mrow>
        <mi>C</mi>
        <mo stretchy="false">=</mo>
        <mn>33</mn>
      </mrow>
      <mi mathvariant="italic">nF</mi>
    </mrow>
    <annotation encoding="StarMath 5.0">C =33 nF</annotation>
  </semantics>
</math>
</file>

<file path=Object 5/content.xml><?xml version="1.0" encoding="utf-8"?>
<math xmlns="http://www.w3.org/1998/Math/MathML" display="block">
  <semantics>
    <mrow>
      <mrow>
        <mi>R</mi>
        <mo stretchy="false">=</mo>
        <mn>100</mn>
      </mrow>
      <mi mathvariant="italic">kΩ</mi>
    </mrow>
    <annotation encoding="StarMath 5.0">R =100 kΩ</annotation>
  </semantics>
</math>
</file>

<file path=Object 6/content.xml><?xml version="1.0" encoding="utf-8"?>
<math xmlns="http://www.w3.org/1998/Math/MathML">
  <semantics>
    <mrow>
      <mrow>
        <msub>
          <mi>G</mi>
          <mi mathvariant="italic">dB</mi>
        </msub>
        <mo stretchy="false">=</mo>
        <mn>20</mn>
      </mrow>
      <mi>log</mi>
      <mfrac>
        <msub>
          <mi>V</mi>
          <mi>S</mi>
        </msub>
        <msub>
          <mi>V</mi>
          <mi>E</mi>
        </msub>
      </mfrac>
    </mrow>
    <annotation encoding="StarMath 5.0">G_dB=20 log V_S over V_E</annotation>
  </semantics>
</math>
</file>

<file path=Object 7/content.xml><?xml version="1.0" encoding="utf-8"?>
<math xmlns="http://www.w3.org/1998/Math/MathML">
  <semantics>
    <mrow>
      <msub>
        <mi>V</mi>
        <mi>E</mi>
      </msub>
    </mrow>
    <annotation encoding="StarMath 5.0">V_E</annotation>
  </semantics>
</math>
</file>

<file path=Object 8/content.xml><?xml version="1.0" encoding="utf-8"?>
<math xmlns="http://www.w3.org/1998/Math/MathML">
  <semantics>
    <mrow>
      <msub>
        <mi>V</mi>
        <mi>S</mi>
      </msub>
    </mrow>
    <annotation encoding="StarMath 5.0">V_S</annotation>
  </semantics>
</math>
</file>

<file path=Object 9/content.xml><?xml version="1.0" encoding="utf-8"?>
<math xmlns="http://www.w3.org/1998/Math/MathML">
  <semantics>
    <mrow>
      <mrow>
        <mi>f</mi>
        <mo stretchy="false">≤</mo>
        <msub>
          <mi>f</mi>
          <mi mathvariant="italic">max</mi>
        </msub>
      </mrow>
    </mrow>
    <annotation encoding="StarMath 5.0">f&lt;=f_max</annotation>
  </semantics>
</math>
</file>